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officeooo:rsid="001bdab1" officeooo:paragraph-rsid="001bdab1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officeooo:rsid="001d139a" officeooo:paragraph-rsid="001d139a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T1" style:family="text">
      <style:text-properties style:font-name="Calibri" fo:font-size="11pt" fo:language="it" fo:country="none" style:font-size-asian="11pt"/>
    </style:style>
    <style:style style:name="T2" style:family="text">
      <style:text-properties fo:language="it" fo:country="none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0% 100%"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- mettere in italiano </text:span></text:p>
      <text:p text:style-name="P1"><text:span text:style-name="T1">- modificare didascalie</text:span></text:p>
      <text:p text:style-name="P1"><text:span text:style-name="T1">- aggiungere PPC basso</text:span></text:p>
      <text:p text:style-name="P1"><text:span text:style-name="T1">- sistemare le figure</text:span></text:p>
      <text:p text:style-name="P1"><text:span text:style-name="T1">- aggiungere tabella in appendice</text:span></text:p>
      <text:p text:style-name="P1"><text:span text:style-name="T1">- modificare (+) (-) in appendice</text:span></text:p>
      <text:p text:style-name="P1"><text:span text:style-name="T1">- aggiungere conclusioni</text:span></text:p>
      <text:p text:style-name="P2">- Da sostituire VISITA con VALUTAZIONE nelle didascalie</text:p>
      <text:p text:style-name="P2">- Uniformare tutte le didascalie</text:p>
      <text:p text:style-name="P2">- Controllare corrispondenza referenza - immagini</text:p>
      <text:p text:style-name="P2"/>
      <text:p text:style-name="P3"><text:span text:style-name="T3">μ</text:span><text:span text:style-name="T4">=media</text:span></text:p>
      <text:p text:style-name="P3"><text:span text:style-name="T4">x</text:span><text:span text:style-name="T5">0.5 </text:span><text:span text:style-name="T6">= mediana</text:span></text:p>
      <text:p text:style-name="P3"><text:span text:style-name="T6">x</text:span><text:span text:style-name="T5">0</text:span><text:span text:style-name="T6">= moda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15:36:17.676000000</dc:date>
    <meta:editing-duration>PT1H15M45S</meta:editing-duration>
    <meta:editing-cycles>2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13" meta:word-count="54" meta:character-count="343" meta:non-whitespace-character-count="301"/>
  </office:meta>
</office:document-meta>
</file>